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Righteous" svg:font-family="Righteous"/>
    <style:font-face style:name="Roboto" svg:font-family="Roboto, apple-system, BlinkMacSystemFon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Righteous1" svg:font-family="Righteous" style:font-family-generic="roman" style:font-pitch="variable"/>
    <style:font-face style:name="Tahoma1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18.6cm" table:align="left"/>
    </style:style>
    <style:style style:name="Table1.A" style:family="table-column">
      <style:table-column-properties style:column-width="3.069cm"/>
    </style:style>
    <style:style style:name="Table1.B" style:family="table-column">
      <style:table-column-properties style:column-width="15.531cm"/>
    </style:style>
    <style:style style:name="Table1.1" style:family="table-row">
      <style:table-row-properties style:min-row-height="0.953cm"/>
    </style:style>
    <style:style style:name="Table1.A1" style:family="table-cell">
      <style:table-cell-properties style:vertical-align="middle"/>
    </style:style>
    <style:style style:name="Table2" style:family="table">
      <style:table-properties style:width="18.6cm" table:align="left"/>
    </style:style>
    <style:style style:name="Table2.A" style:family="table-column">
      <style:table-column-properties style:column-width="3.069cm"/>
    </style:style>
    <style:style style:name="Table2.B" style:family="table-column">
      <style:table-column-properties style:column-width="15.531cm"/>
    </style:style>
    <style:style style:name="Table2.1" style:family="table-row">
      <style:table-row-properties style:min-row-height="0.979cm"/>
    </style:style>
    <style:style style:name="Table2.A1" style:family="table-cell">
      <style:table-cell-properties style:vertical-align="middle"/>
    </style:style>
    <style:style style:name="Table3" style:family="table">
      <style:table-properties style:width="18.6cm" table:align="left"/>
    </style:style>
    <style:style style:name="Table3.A" style:family="table-column">
      <style:table-column-properties style:column-width="3.069cm"/>
    </style:style>
    <style:style style:name="Table3.B" style:family="table-column">
      <style:table-column-properties style:column-width="15.531cm"/>
    </style:style>
    <style:style style:name="Table3.1" style:family="table-row">
      <style:table-row-properties style:min-row-height="0.979cm"/>
    </style:style>
    <style:style style:name="Table3.A1" style:family="table-cell">
      <style:table-cell-properties style:vertical-align="middle"/>
    </style:style>
    <style:style style:name="P1" style:family="paragraph" style:parent-style-name="Heading_20_1">
      <style:paragraph-properties fo:text-align="start" style:justify-single-word="false"/>
      <style:text-properties style:font-name="Tahoma" fo:language="es" fo:country="ES"/>
    </style:style>
    <style:style style:name="P2" style:family="paragraph" style:parent-style-name="Heading_20_2">
      <style:paragraph-properties fo:text-align="start" style:justify-single-word="false"/>
      <style:text-properties style:font-name="Tahoma" fo:language="es" fo:country="ES"/>
    </style:style>
    <style:style style:name="P3" style:family="paragraph" style:parent-style-name="Heading_20_3" style:list-style-name="L1">
      <style:paragraph-properties fo:text-align="start" style:justify-single-word="false"/>
      <style:text-properties style:font-name="Tahoma" fo:language="es" fo:country="ES" style:text-underline-style="solid" style:text-underline-width="auto" style:text-underline-color="font-color"/>
    </style:style>
    <style:style style:name="P4" style:family="paragraph" style:parent-style-name="Heading_20_3" style:list-style-name="L1">
      <style:paragraph-properties fo:text-align="start" style:justify-single-word="false"/>
      <style:text-properties style:font-name="Tahoma" fo:language="es" fo:country="ES"/>
    </style:style>
    <style:style style:name="P5" style:family="paragraph" style:parent-style-name="Heading_20_3" style:list-style-name="L2">
      <style:text-properties style:font-name="Tahoma" fo:language="es" fo:country="ES"/>
    </style:style>
    <style:style style:name="P6" style:family="paragraph" style:parent-style-name="Standard">
      <style:paragraph-properties fo:text-align="start" style:justify-single-word="false"/>
      <style:text-properties style:font-name="Tahoma" fo:language="es" fo:country="ES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111111" loext:opacity="100%" style:font-name="Tahoma" fo:font-size="11pt" fo:language="es" fo:country="ES" fo:font-style="normal" fo:font-weight="normal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111111" loext:opacity="100%" style:font-name="Tahoma" fo:font-size="11pt" fo:letter-spacing="normal" fo:language="es" fo:country="ES" fo:font-style="normal" fo:font-weight="normal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111111" loext:opacity="100%" style:font-name="Tahoma" fo:language="es" fo:country="ES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orphans="1" fo:text-indent="0cm" style:auto-text-indent="false"/>
      <style:text-properties fo:color="#111111" loext:opacity="100%" style:font-name="Tahoma" fo:language="es" fo:country="ES"/>
    </style:style>
    <style:style style:name="P11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Roboto" fo:font-style="normal" fo:font-weight="normal" officeooo:rsid="00075a3b" officeooo:paragraph-rsid="00075a3b"/>
    </style:style>
    <style:style style:name="P12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Tahoma" fo:language="es" fo:country="ES" fo:font-style="normal" fo:font-weight="normal" officeooo:rsid="000917bc" officeooo:paragraph-rsid="000a6938"/>
    </style:style>
    <style:style style:name="P13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Tahoma" fo:language="es" fo:country="ES" fo:font-style="normal" fo:font-weight="normal" officeooo:rsid="000917bc" officeooo:paragraph-rsid="000917bc"/>
    </style:style>
    <style:style style:name="P14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Tahoma" fo:language="es" fo:country="ES" fo:font-style="normal" fo:font-weight="normal" officeooo:rsid="00075a3b" officeooo:paragraph-rsid="00075a3b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style:font-name="Tahoma" fo:language="es" fo:country="ES" fo:font-style="normal" fo:font-weight="normal" officeooo:rsid="000a6938" officeooo:paragraph-rsid="000a6938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style:font-name="Tahoma" fo:language="es" fo:country="ES" fo:font-style="normal" fo:font-weight="normal"/>
    </style:style>
    <style:style style:name="P17" style:family="paragraph" style:parent-style-name="Text_20_body" style:list-style-name="L1">
      <style:paragraph-properties fo:text-align="start" style:justify-single-word="false"/>
      <style:text-properties fo:font-variant="normal" fo:text-transform="none" style:font-name="Tahoma" fo:language="es" fo:country="ES" fo:font-style="italic" fo:font-weight="bold" officeooo:rsid="00075a3b" officeooo:paragraph-rsid="000a6938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Tahoma" fo:language="es" fo:country="ES"/>
    </style:style>
    <style:style style:name="P19" style:family="paragraph" style:parent-style-name="Text_20_body" style:list-style-name="L1">
      <style:paragraph-properties fo:margin-left="1.27cm" fo:margin-right="0cm" fo:text-align="start" style:justify-single-word="false" fo:text-indent="0cm" style:auto-text-indent="false"/>
      <style:text-properties fo:font-variant="normal" fo:text-transform="none" style:font-name="Roboto" fo:font-style="normal" fo:font-weight="normal" officeooo:rsid="00075a3b" officeooo:paragraph-rsid="00075a3b"/>
    </style:style>
    <style:style style:name="P20" style:family="paragraph" style:parent-style-name="Text_20_body" style:list-style-name="L1">
      <style:paragraph-properties fo:margin-left="1.27cm" fo:margin-right="0cm" fo:text-align="start" style:justify-single-word="false" fo:text-indent="0cm" style:auto-text-indent="false"/>
      <style:text-properties fo:font-variant="normal" fo:text-transform="none" style:font-name="Tahoma" fo:language="es" fo:country="ES" fo:font-style="normal" fo:font-weight="normal" officeooo:rsid="000917bc" officeooo:paragraph-rsid="000917bc"/>
    </style:style>
    <style:style style:name="P21" style:family="paragraph" style:parent-style-name="Text_20_body" style:list-style-name="L1">
      <style:paragraph-properties fo:margin-left="1.27cm" fo:margin-right="0cm" fo:text-align="start" style:justify-single-word="false" fo:text-indent="0cm" style:auto-text-indent="false"/>
      <style:text-properties fo:font-variant="normal" fo:text-transform="none" style:font-name="Tahoma" fo:language="es" fo:country="ES" fo:font-style="normal" fo:font-weight="normal" officeooo:rsid="00075a3b" officeooo:paragraph-rsid="000b360f"/>
    </style:style>
    <style:style style:name="T1" style:family="text">
      <style:text-properties officeooo:rsid="00075a3b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fo:color="#ffff00" loext:opacity="100%"/>
    </style:style>
    <style:style style:name="T5" style:family="text">
      <style:text-properties fo:font-variant="normal" fo:text-transform="none" fo:color="#ffff00" loext:opacity="100%" style:font-name="Righteous" fo:font-size="11pt" fo:font-style="normal" fo:font-weight="normal"/>
    </style:style>
    <style:style style:name="T6" style:family="text">
      <style:text-properties fo:font-variant="normal" fo:text-transform="none" fo:color="#ffff00" loext:opacity="100%" style:font-name="Righteous" fo:font-size="11pt" fo:letter-spacing="normal" fo:font-style="normal" fo:font-weight="normal"/>
    </style:style>
    <style:style style:name="T7" style:family="text">
      <style:text-properties fo:font-variant="normal" fo:text-transform="none" style:font-name="Righteous" fo:font-size="11pt" fo:font-style="normal" fo:font-weight="normal"/>
    </style:style>
    <style:style style:name="T8" style:family="text">
      <style:text-properties fo:font-variant="normal" fo:text-transform="none" style:font-name="Righteous" fo:font-size="11pt" fo:letter-spacing="normal" fo:font-style="normal" fo:font-weight="normal"/>
    </style:style>
    <style:style style:name="T9" style:family="text">
      <style:text-properties fo:font-variant="normal" fo:text-transform="none" fo:font-size="11pt" fo:font-style="normal" fo:font-weight="normal"/>
    </style:style>
    <style:style style:name="T10" style:family="text">
      <style:text-properties fo:font-variant="normal" fo:text-transform="none" fo:font-size="11pt" fo:letter-spacing="normal" fo:font-style="normal" fo:font-weight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a6938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fo:font-weight="bold" fo:background-color="#ffff00" loext:char-shading-value="0" style:font-weight-asian="bold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0a6938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0ab0de"/>
    </style:style>
    <style:style style:name="T19" style:family="text">
      <style:text-properties style:font-name="Tahoma" fo:language="es" fo:country="ES"/>
    </style:style>
    <style:style style:name="T20" style:family="text">
      <style:text-properties officeooo:rsid="000b36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mapas-y-opendata-localizacion-visualizacion-y-analisis-de-geodatos"/>Mapas y OpenData <text:span text:style-name="T1">M2B</text:span></text:h>
      <text:h text:style-name="P2" text:outline-level="2">Información clave</text:h>
      <text:p text:style-name="P18"/>
      <text:list xml:id="list3326906661" text:style-name="L1">
        <text:list-item>
          <text:list>
            <text:list-item>
              <text:h text:style-name="P3" text:outline-level="3">Documentación <text:span text:style-name="T20">del</text:span> curso</text:h>
            </text:list-item>
          </text:list>
        </text:list-item>
        <text:list-item>
          <text:p text:style-name="P11"><text:a xlink:type="simple" xlink:href="https://gis-master-m2.github.io/m2-geoweb/" text:style-name="Internet_20_link" text:visited-style-name="Visited_20_Internet_20_Link"><text:span text:style-name="T19">https://gis-master-m2.github.io/m2-geoweb/</text:span></text:a></text:p>
          <text:list>
            <text:list-item>
              <text:h text:style-name="P3" text:outline-level="3">Software necesario para desarrollar el curso</text:h>
            </text:list-item>
          </text:list>
        </text:list-item>
        <text:list-item>
          <text:p text:style-name="P19"><text:span text:style-name="T19">Google Chrome: </text:span><text:a xlink:type="simple" xlink:href="https://www.google.com/chrome/?brand=BNSD&amp;gclsrc=ds&amp;gclsrc=ds" text:style-name="Internet_20_link" text:visited-style-name="Visited_20_Internet_20_Link">https://www.google.com/chrome/?brand=BNSD&amp;gclsrc=ds&amp;gclsrc=ds</text:a></text:p>
        </text:list-item>
        <text:list-item>
          <text:p text:style-name="P19"><text:span text:style-name="T19">VisualStudio Code: </text:span><text:a xlink:type="simple" xlink:href="https://code.visualstudio.com/download" text:style-name="Internet_20_link" text:visited-style-name="Visited_20_Internet_20_Link">https://code.visualstudio.com/download</text:a></text:p>
        </text:list-item>
        <text:list-item>
          <text:p text:style-name="P19"><text:span text:style-name="T19">Cliente GIT: </text:span><text:a xlink:type="simple" xlink:href="https://git-scm.com/download/win" text:style-name="Internet_20_link" text:visited-style-name="Visited_20_Internet_20_Link">https://git-scm.com/download/win</text:a></text:p>
          <text:list>
            <text:list-item>
              <text:h text:style-name="P3" text:outline-level="3">Crear cuenta<text:span text:style-name="T20">s de</text:span> usuario en :</text:h>
            </text:list-item>
          </text:list>
        </text:list-item>
        <text:list-item>
          <text:p text:style-name="P19"><text:span text:style-name="T19">GitHub.com: </text:span><text:a xlink:type="simple" xlink:href="https://github.com/" text:style-name="Internet_20_link" text:visited-style-name="Visited_20_Internet_20_Link">https://github.com/</text:a></text:p>
        </text:list-item>
        <text:list-item>
          <text:p text:style-name="P19"><text:span text:style-name="T19">MapBox.com: </text:span><text:a xlink:type="simple" xlink:href="https://www.mapbox.com/" text:style-name="Internet_20_link" text:visited-style-name="Visited_20_Internet_20_Link">https://www.mapbox.com/</text:a></text:p>
        </text:list-item>
        <text:list-item>
          <text:p text:style-name="P19"><text:span text:style-name="T19">Medium.com: </text:span><text:a xlink:type="simple" xlink:href="https://medium.com/" text:style-name="Internet_20_link" text:visited-style-name="Visited_20_Internet_20_Link">https://medium.com/</text:a></text:p>
          <text:list>
            <text:list-item>
              <text:h text:style-name="P4" text:outline-level="3"><text:span text:style-name="T17">Prácticas puntuables para entregar:</text:span></text:h>
            </text:list-item>
          </text:list>
        </text:list-item>
        <text:list-item>
          <text:p text:style-name="P12"><text:span text:style-name="T15">Práctica 1: Cementerio</text:span> <text:span text:style-name="T16">(</text:span><text:span text:style-name="T11">Fecha entrega 07-02-2021</text:span><text:span text:style-name="T12">)</text:span></text:p>
        </text:list-item>
        <text:list-item>
          <text:p text:style-name="P20">Subir los datos del cementerio a Mapbox Studio como un tileset</text:p>
        </text:list-item>
        <text:list-item>
          <text:p text:style-name="P20">Crear un estilo e integrar nuestro tileset</text:p>
        </text:list-item>
        <text:list-item>
          <text:p text:style-name="P20">Crear un visor con MapBox GL JS</text:p>
        </text:list-item>
        <text:list-item>
          <text:p text:style-name="P20">Publicar visor en Github</text:p>
        </text:list-item>
        <text:list-item>
          <text:p text:style-name="P21">Habrá que entregar:<text:span text:style-name="T11"> </text:span><text:span text:style-name="T14">La URL de acceso a la aplicación</text:span></text:p>
          <text:p text:style-name="P13"/>
        </text:list-item>
        <text:list-item>
          <text:p text:style-name="P17">Práctica <text:span text:style-name="T16">2</text:span> : Mapa visor de temática libre <text:span text:style-name="T16">(</text:span>Fecha entrega 22-02-2021<text:span text:style-name="T16">)</text:span></text:p>
        </text:list-item>
        <text:list-item>
          <text:p text:style-name="P14"><text:tab/>Crear y colgar en el GitHub propio una aplicación realizada con Leaflet o MapBox GL JS o Kepler GL y que consuma como mínimo tres geoservicios y/o fuente de datos abiertos.</text:p>
        </text:list-item>
        <text:list-item>
          <text:p text:style-name="P14"><text:tab/>Publicar artículo sobre el proceso <text:span text:style-name="T16">realizado</text:span> en Medium</text:p>
        </text:list-item>
        <text:list-item>
          <text:p text:style-name="P14"><text:tab/>Habrá que entregar:<text:span text:style-name="T11"> </text:span><text:span text:style-name="T14">La URL de acceso a la aplicación y al artículo de Medium</text:span></text:p>
          <text:p text:style-name="P14"/>
        </text:list-item>
      </text:list>
      <text:p text:style-name="P15"><text:soft-page-break/></text:p>
      <text:p text:style-name="P15"/>
      <text:list xml:id="list2176882091" text:style-name="L2">
        <text:list-item>
          <text:list>
            <text:list-item>
              <text:list>
                <text:list-item>
                  <text:h text:style-name="P5" text:outline-level="3">Sesiones asíncronas <text:span text:style-name="T18">(3)</text:span> : <text:span text:style-name="T18">Hay que seguir la documentación y visualizar los videos</text:span></text:h>
                </text:list-item>
              </text:list>
            </text:list-item>
          </text:list>
        </text:list-item>
      </text:list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13/01/21</text:p>
            <text:p text:style-name="P7">Sesión 2</text:p>
          </table:table-cell>
          <table:table-cell table:style-name="Table1.A1" office:value-type="string">
            <text:p text:style-name="P9"><text:span text:style-name="T9">4- Introducción a Leaflet</text:span></text:p>
            <text:p text:style-name="P10"><text:span text:style-name="T9">5- Plugins</text:span><text:span text:style-name="T3"> </text:span><text:span text:style-name="T9">de Leaflet</text:span><text:span text:style-name="T3">  </text:span></text:p>
            <text:p text:style-name="P9"><text:span text:style-name="T9">6. Buscador de Farmacias con Leaflet</text:span></text:p>
            <text:p text:style-name="P7">(Videos 5, 6 y 7)</text:p>
          </table:table-cell>
        </table:table-row>
      </table:table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20/01/21</text:p>
            <text:p text:style-name="P9"><text:span text:style-name="T9">Sesión 5</text:span></text:p>
          </table:table-cell>
          <table:table-cell table:style-name="Table2.A1" office:value-type="string">
            <text:p text:style-name="P9"><text:span text:style-name="T10">13. StoryTelling</text:span></text:p>
            <text:p text:style-name="P8">(Videos 8 y 9 )</text:p>
          </table:table-cell>
        </table:table-row>
      </table:table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27/01/21</text:p>
            <text:p text:style-name="P7">Sesión 7</text:p>
          </table:table-cell>
          <table:table-cell table:style-name="Table3.A1" office:value-type="string">
            <text:p text:style-name="P7">17. Mallas discretas y algoritmos en JS</text:p>
            <text:p text:style-name="P7">18. Visualización y publicación con Kepler GL</text:p>
            <text:p text:style-name="P7">(Videos 10, 11 y 12)</text:p>
          </table:table-cell>
        </table:table-row>
      </table:table>
      <text:p text:style-name="P15"><text:tab/></text:p>
      <text:p text:style-name="P16"/>
      <text:p text:style-name="P1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Righteous" svg:font-family="Righteous"/>
    <style:font-face style:name="Roboto" svg:font-family="Roboto, apple-system, BlinkMacSystemFont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Righteous1" svg:font-family="Righteous" style:font-family-generic="roman" style:font-pitch="variable"/>
    <style:font-face style:name="Tahoma1" svg:font-family="Tahom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Righteous1" fo:font-family="Righteous" style:font-family-generic="roman" style:font-pitch="variable" fo:font-size="22pt"/>
    </style:style>
    <style:style style:name="ListLabel_20_2" style:display-name="ListLabel 2" style:family="text">
      <style:text-properties style:font-name="Wingdings" fo:font-family="Wingdings" style:font-family-generic="roman" style:font-pitch="variable"/>
    </style:style>
    <style:style style:name="ListLabel_20_3" style:display-name="ListLabel 3" style:family="text">
      <style:text-properties style:font-name="Wingdings" fo:font-family="Wingdings" style:font-family-generic="roman" style:font-pitch="variable"/>
    </style:style>
    <style:style style:name="ListLabel_20_4" style:display-name="ListLabel 4" style:family="text">
      <style:text-properties style:font-name="Wingdings" fo:font-family="Wingdings" style:font-family-generic="roman" style:font-pitch="variable"/>
    </style:style>
    <style:style style:name="ListLabel_20_5" style:display-name="ListLabel 5" style:family="text">
      <style:text-properties style:font-name="Wingdings" fo:font-family="Wingdings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ü">
        <style:list-level-properties text:list-level-position-and-space-mode="label-alignment">
          <style:list-level-label-alignment text:label-followed-by="listtab"/>
        </style:list-level-properties>
        <style:text-properties fo:font-family="Wingdings" style:font-style-name="Normal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7T12:03:13.718000000</meta:creation-date>
    <dc:date>2021-01-07T12:57:31.510000000</dc:date>
    <meta:editing-duration>PT3M26S</meta:editing-duration>
    <meta:editing-cycles>1</meta:editing-cycles>
    <meta:document-statistic meta:table-count="3" meta:image-count="0" meta:object-count="0" meta:page-count="2" meta:paragraph-count="42" meta:word-count="242" meta:character-count="1508" meta:non-whitespace-character-count="1323"/>
    <meta:generator>LibreOffice/7.0.4.2$Windows_X86_64 LibreOffice_project/dcf040e67528d9187c66b2379df5ea4407429775</meta:generator>
  </office:meta>
</office:document-meta>
</file>